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fo:color="#4472C4"/>
    </style:style>
    <style:style style:name="T6" style:parent-style-name="DefaultParagraphFont" style:family="text">
      <style:text-properties fo:font-style="italic" style:font-style-asian="italic" fo:color="#4472C4"/>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fo:color="#1F497D"/>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fo:color="#1F497D"/>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P22" style:parent-style-name="Standard" style:family="paragraph">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fo:color="#1F497D"/>
    </style:style>
    <style:style style:name="T26" style:parent-style-name="DefaultParagraphFont" style:family="text">
      <style:text-properties fo:font-style="italic" style:font-style-asian="italic" fo:color="#1F497D"/>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fo:color="#1F497D"/>
    </style:style>
    <style:style style:name="T33" style:parent-style-name="DefaultParagraphFont" style:family="text">
      <style:text-properties fo:font-style="italic" style:font-style-asian="italic" fo:color="#1F497D"/>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fo:color="#1F497D"/>
    </style:style>
    <style:style style:name="T40" style:parent-style-name="DefaultParagraphFont" style:family="text">
      <style:text-properties fo:font-style="italic" style:font-style-asian="italic" fo:color="#1F497D"/>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P45" style:parent-style-name="Standard" style:family="paragraph">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weight="bold" style:font-weight-asian="bold" fo:font-style="italic" style:font-style-asian="italic" fo:color="#1F497D"/>
    </style:style>
    <style:style style:name="T48" style:parent-style-name="DefaultParagraphFont" style:family="text">
      <style:text-properties fo:font-style="italic" style:font-style-asian="italic" fo:color="#1F497D"/>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Standard" style:family="paragraph">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fo:color="#1F497D"/>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P67" style:parent-style-name="Standard" style:family="paragraph">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fo:color="#1F497D"/>
    </style:style>
    <style:style style:name="T71" style:parent-style-name="DefaultParagraphFont" style:family="text">
      <style:text-properties fo:font-style="italic" style:font-style-asian="italic" fo:color="#1F497D"/>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fo:color="#1F497D"/>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text:span><text:span text:style-name="T12">Don’t you think Data Churn is a difficult tool to use?</text:span></text:p>
      <text:p text:style-name="Standard"><text:span text:style-name="T13">HU:</text:span><text:span text:style-name="T14"><text:s/>It is a difficult tool to use, I must admit,<text:s/></text:span><text:span text:style-name="T15">but the team has learnt how to make the most of it.</text:span></text:p>
      <text:p text:style-name="P16"/>
      <text:p text:style-name="Standard"><text:span text:style-name="T17">CD:</text:span><text:span text:style-name="T18"><text:s/></text:span><text:span text:style-name="T19">How does you deal with its difficulty level?</text:span></text:p>
      <text:p text:style-name="Standard"><text:span text:style-name="T20">HU:</text:span><text:span text:style-name="T21"><text:s/>It does not affect us much. We have trained a team of five people on how to use Data Churn effectively.</text:span></text:p>
      <text:p text:style-name="P22"/>
      <text:p text:style-name="Standard"><text:span text:style-name="T23">CD:</text:span><text:span text:style-name="T24"><text:s/></text:span><text:span text:style-name="T25">As, we are living in the technological er</text:span><text:span text:style-name="T26">a and data is increasing enormously. Is it difficult to work on Data Churn?</text:span></text:p>
      <text:p text:style-name="Standard"><text:span text:style-name="T27">HU:</text:span><text:span text:style-name="T28"><text:s/>Not much. The requests pile up only when one of the five members quits our organisation and we are waiting for a new member to be trained on Data Churn.</text:span></text:p>
      <text:p text:style-name="P29"/>
      <text:p text:style-name="Standard"><text:span text:style-name="T30">CD:</text:span><text:span text:style-name="T31"><text:s/></text:span><text:span text:style-name="T32">Do your team membe</text:span><text:span text:style-name="T33">rs like using Data Churn?</text:span></text:p>
      <text:p text:style-name="Standard"><text:span text:style-name="T34">HU:</text:span><text:span text:style-name="T35"><text:s/>Yes, our team members certainly do not like using Data Churn and tend to quit within 12–18 months.</text:span></text:p>
      <text:p text:style-name="P36"/>
      <text:p text:style-name="Standard"><text:span text:style-name="T37">CD:</text:span><text:span text:style-name="T38"><text:s/></text:span><text:span text:style-name="T39">How much time does it take for a trainee to learn Data Churn effectively ? How much cost the company has to pay for traini</text:span><text:span text:style-name="T40">ng? What is the number of trainee that has been trained?<text:s/></text:span></text:p>
      <text:p text:style-name="Standard"><text:span text:style-name="T41">HU:</text:span><text:span text:style-name="T42"><text:s/>It takes 4–6 weeks of training for a new team member to use Data Churn competently. So, that is at least 1.5 months of salary incurred as training cost. In addition to that, we also make a separ</text:span><text:span text:style-name="T43">ate payment for the new team member to complete certain training projects, certifications and quizzes provided by Data Churn, which costs about a month’s salary of a team member. So yes, our training cost is quite high. And so far in this year, we have tra</text:span><text:span text:style-name="T44">ined six new members because of employee attrition.</text:span></text:p>
      <text:p text:style-name="P45"/>
      <text:p text:style-name="Standard"><text:span text:style-name="T46">CD:</text:span><text:span text:style-name="T47"><text:s/></text:span><text:span text:style-name="T48">Do they offer any kind of service? And what are their charges for providing it?</text:span></text:p>
      <text:p text:style-name="Standard"><text:span text:style-name="T49">HU:</text:span><text:span text:style-name="T50"><text:s/>Data Churn offers services as well, wherein they provide us one of their trained employees as an additional team<text:s/></text:span><text:span text:style-name="T51">member when one of our team members leaves and we are in the process of training a new one. But they charge really high rates for it, which is about three times what we pay our team members. So, we either use that option to handle heavy workloads when we a</text:span><text:span text:style-name="T52">re short-handed, or we pay overtime for the existing trained team members.</text:span></text:p>
      <text:p text:style-name="P53"/>
      <text:p text:style-name="Standard"><text:span text:style-name="T54">CD:</text:span><text:span text:style-name="T55"><text:s/></text:span><text:span text:style-name="T56">Don’t you think you have to pay extra other than the salary for overtime? How does it affect the work?</text:span></text:p>
      <text:p text:style-name="Standard"><text:span text:style-name="T57">HD:</text:span><text:span text:style-name="T58"><text:s/>Yes, our overtime pay rate is double the normal salary. But even with</text:span><text:span text:style-name="T59"><text:s/>overtime pay, the existing team members are not willing to do the extra work, which leads to further attrition.</text:span></text:p>
      <text:p text:style-name="P60"/>
      <text:soft-page-break/>
      <text:p text:style-name="Standard"><text:span text:style-name="T61">CD:</text:span><text:span text:style-name="T62"><text:s/>Got it. But when you employ contractors from Data Churn, who do not know your data as well as your team members, does that not affect the<text:s/></text:span><text:span text:style-name="T63">quality of the work?</text:span></text:p>
      <text:p text:style-name="Standard"><text:span text:style-name="T64">HU:</text:span><text:span text:style-name="T65"><text:s/>Absolutely, data knowledge is key to our work. So, when we employ Data Churn contractors, the quality of their analysis and insights is not as good as what our team members would produce because the former do not have in-depth know</text:span><text:span text:style-name="T66">ledge of our data. Because of this, our existing team members need to review their work, which leads to duplication of effort.</text:span></text:p>
      <text:p text:style-name="P67"/>
      <text:p text:style-name="Standard"><text:span text:style-name="T68">CD:</text:span><text:span text:style-name="T69"><text:s/></text:span><text:span text:style-name="T70">It is just a wastage of time to review and This might be a great problem for you and for your team . don’t you think it is i</text:span><text:span text:style-name="T71">ncreasing your work?</text:span></text:p>
      <text:p text:style-name="Standard"><text:span text:style-name="T72">HU:</text:span><text:span text:style-name="T73"><text:s/>Tell me about it! I keep getting escalations every other day from the heads of various departments that my team is not functioning optimally. I wish I could get some peace of mind at times. Data Churn is certainly not helping our<text:s/></text:span><text:span text:style-name="T74">case!</text:span></text:p>
      <text:p text:style-name="P75"/>
      <text:p text:style-name="Standard"><text:span text:style-name="T76">CD:<text:s/></text:span><text:span text:style-name="T77">Does it impact your business and if yes how does your business get influenced due to this?<text:s/></text:span></text:p>
      <text:p text:style-name="Standard"><text:span text:style-name="T78">HU:</text:span><text:span text:style-name="T79"><text:s/>It definitely does. Our business is becoming more and more data driven, and all the departments are highly reliant on us to provide on-time quality i</text:span><text:span text:style-name="T80">nsights. Else, their decisions are delayed or are sub-optimal. Just last week, the Head of Marketing was on my case on the phone, talking about how their marketing campaign was delayed by more than two weeks during the peak season because my team could not</text:span><text:span text:style-name="T81"><text:s/>share insights on which stores are to be targeted for the campaign.</text:span></text:p>
      <text:p text:style-name="P82"/>
      <text:p text:style-name="Standard"><text:span text:style-name="T83">CD:</text:span><text:span text:style-name="T84"><text:s/>It sounds like Data Churn is causing employee attrition, high training costs, high overtime costs, high contractor costs, low-quality output, duplication of effort and delays, thus a</text:span><text:span text:style-name="T85">ffecting critical business decisions. Is that a fair summary?</text:span></text:p>
      <text:p text:style-name="Standard"><text:span text:style-name="T86">HU:</text:span><text:span text:style-name="T87"><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ky Athia</meta:initial-creator>
    <dc:creator>admin</dc:creator>
    <meta:creation-date>2022-06-10T11:46:00Z</meta:creation-date>
    <dc:date>2022-06-10T11:46:00Z</dc:date>
    <meta:template xlink:href="Normal" xlink:type="simple"/>
    <meta:editing-cycles>2</meta:editing-cycles>
    <meta:editing-duration>PT60S</meta:editing-duration>
    <meta:document-statistic meta:page-count="2" meta:paragraph-count="8" meta:word-count="655" meta:character-count="4387" meta:row-count="31" meta:non-whitespace-character-count="3740"/>
  </office:meta>
</office:document-meta>
</file>